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Georgia" svg:font-family="Georgia, serif"/>
    <style:font-face style:name="Mangal1" svg:font-family="Mangal"/>
    <style:font-face style:name="Open Sans" svg:font-family="'Open Sans', sans-serif"/>
    <style:font-face style:name="monospace" svg:font-family="monospace"/>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text-properties officeooo:paragraph-rsid="0000685a"/>
    </style:style>
    <style:style style:name="P2" style:family="paragraph" style:parent-style-name="Standard">
      <style:paragraph-properties fo:margin-left="0cm" fo:margin-right="0cm" fo:text-align="start" style:justify-single-word="false" fo:orphans="2" fo:widows="2" fo:text-indent="0cm" style:auto-text-indent="false"/>
      <style:text-properties officeooo:paragraph-rsid="0000c539"/>
    </style:style>
    <style:style style:name="P3" style:family="paragraph" style:parent-style-name="Standard">
      <style:paragraph-properties fo:margin-left="0cm" fo:margin-right="0cm" fo:text-align="start" style:justify-single-word="false" fo:orphans="2" fo:widows="2" fo:text-indent="0cm" style:auto-text-indent="false"/>
      <style:text-properties style:font-name="Times New Roman" fo:font-size="14pt" style:font-size-asian="14pt" style:font-size-complex="14pt"/>
    </style:style>
    <style:style style:name="P4" style:family="paragraph" style:parent-style-name="Standard">
      <style:paragraph-properties fo:margin-left="0cm" fo:margin-right="0cm" fo:text-align="start" style:justify-single-word="false" fo:orphans="2" fo:widows="2" fo:text-indent="0cm" style:auto-text-indent="false"/>
      <style:text-properties style:font-name="Times New Roman" fo:font-size="14pt" officeooo:paragraph-rsid="0000685a" style:font-size-asian="14pt" style:font-size-complex="14pt"/>
    </style:style>
    <style:style style:name="P5" style:family="paragraph" style:parent-style-name="Standard">
      <style:paragraph-properties fo:margin-left="0cm" fo:margin-right="0cm" fo:text-align="start" style:justify-single-word="false" fo:orphans="2" fo:widows="2" fo:text-indent="0cm" style:auto-text-indent="false"/>
      <style:text-properties style:font-name="Times New Roman" fo:font-size="14pt" officeooo:paragraph-rsid="0000c539" style:font-size-asian="14pt" style:font-size-complex="14pt"/>
    </style:style>
    <style:style style:name="P6" style:family="paragraph" style:parent-style-name="Standard">
      <style:paragraph-properties fo:margin-left="0cm" fo:margin-right="0cm" fo:text-align="start" style:justify-single-word="false" fo:orphans="2" fo:widows="2" fo:text-indent="0cm" style:auto-text-indent="false"/>
      <style:text-properties style:font-name="Times New Roman" fo:font-size="14pt" officeooo:paragraph-rsid="000268db" style:font-size-asian="14pt" style:font-size-complex="14pt"/>
    </style:style>
    <style:style style:name="T1" style:family="text">
      <style:text-properties fo:font-variant="normal" fo:text-transform="none" fo:color="#333333" style:font-name="Open Sans" fo:font-size="9.75pt" fo:letter-spacing="normal" fo:font-style="normal" fo:font-weight="normal"/>
    </style:style>
    <style:style style:name="T2" style:family="text">
      <style:text-properties fo:font-variant="normal" fo:text-transform="none" fo:color="#333333" style:font-name="Open Sans" fo:font-size="9.75pt" fo:letter-spacing="normal" fo:font-style="normal" fo:font-weight="normal" style:font-weight-asian="normal" style:font-weight-complex="normal"/>
    </style:style>
    <style:style style:name="T3" style:family="text">
      <style:text-properties fo:font-variant="normal" fo:text-transform="none" fo:color="#333333" style:font-name="Open Sans" fo:font-size="9.75pt" fo:letter-spacing="normal" fo:font-style="normal" fo:font-weight="bold" style:font-weight-asian="bold" style:font-weight-complex="bold"/>
    </style:style>
    <style:style style:name="T4" style:family="text">
      <style:text-properties fo:font-variant="normal" fo:text-transform="none" fo:color="#333333" style:font-name="Open Sans" fo:font-size="9.75pt" fo:letter-spacing="normal" fo:language="ru" fo:country="RU" fo:font-style="normal" fo:font-weight="normal" officeooo:rsid="0000685a"/>
    </style:style>
    <style:style style:name="T5" style:family="text">
      <style:text-properties fo:font-variant="normal" fo:text-transform="none" fo:color="#333333" style:font-name="Open Sans" fo:font-size="13.5pt" fo:letter-spacing="normal" fo:font-style="normal" fo:font-weight="normal"/>
    </style:style>
    <style:style style:name="T6" style:family="text">
      <style:text-properties fo:font-variant="normal" fo:text-transform="none" fo:color="#333333" style:font-name="Open Sans" fo:font-size="13.5pt" fo:letter-spacing="normal" fo:font-style="normal" fo:font-weight="bold" style:font-weight-asian="bold" style:font-weight-complex="bold"/>
    </style:style>
    <style:style style:name="T7" style:family="text">
      <style:text-properties fo:font-variant="normal" fo:text-transform="none" fo:color="#333333" fo:font-size="9.75pt" fo:letter-spacing="normal" fo:font-style="normal" fo:font-weight="normal"/>
    </style:style>
    <style:style style:name="T8" style:family="text">
      <style:text-properties fo:font-variant="normal" fo:text-transform="none" fo:color="#333333" fo:font-size="9.75pt" fo:letter-spacing="normal" fo:font-style="normal" fo:font-weight="normal" style:font-weight-asian="normal" style:font-weight-complex="normal"/>
    </style:style>
    <style:style style:name="T9" style:family="text">
      <style:text-properties fo:font-variant="normal" fo:text-transform="none" fo:color="#333333" fo:font-size="9.75pt" fo:letter-spacing="normal" fo:font-style="normal" fo:font-weight="bold" style:font-weight-asian="bold" style:font-weight-complex="bold"/>
    </style:style>
    <style:style style:name="T10" style:family="text">
      <style:text-properties fo:font-variant="normal" fo:text-transform="none" fo:color="#333333" fo:font-size="9.75pt" fo:letter-spacing="normal" fo:language="ru" fo:country="RU" fo:font-style="normal" fo:font-weight="normal" officeooo:rsid="0000685a"/>
    </style:style>
    <style:style style:name="T11" style:family="text">
      <style:text-properties fo:font-variant="normal" fo:text-transform="none" fo:color="#333333" fo:font-size="13.5pt" fo:letter-spacing="normal" fo:font-style="normal" fo:font-weight="normal"/>
    </style:style>
    <style:style style:name="T12" style:family="text">
      <style:text-properties fo:font-variant="normal" fo:text-transform="none" fo:color="#333333" fo:font-size="13.5pt" fo:letter-spacing="normal" fo:font-style="normal" fo:font-weight="bold" style:font-weight-asian="bold" style:font-weight-complex="bold"/>
    </style:style>
    <style:style style:name="T13" style:family="text">
      <style:text-properties fo:font-variant="normal" fo:text-transform="none" fo:color="#333333" style:font-name="Times New Roman" fo:font-size="9.75pt" fo:letter-spacing="normal" fo:font-style="normal" fo:font-weight="normal"/>
    </style:style>
    <style:style style:name="T14" style:family="text">
      <style:text-properties fo:font-variant="normal" fo:text-transform="none" fo:color="#333333" style:font-name="Times New Roman" fo:font-size="9.75pt" fo:letter-spacing="normal" fo:font-style="normal" fo:font-weight="bold" style:font-weight-asian="bold" style:font-weight-complex="bold"/>
    </style:style>
    <style:style style:name="T15" style:family="text">
      <style:text-properties fo:font-variant="normal" fo:text-transform="none" fo:color="#333333" style:font-name="Times New Roman" fo:letter-spacing="normal" fo:font-style="normal" fo:font-weight="normal"/>
    </style:style>
    <style:style style:name="T16" style:family="text">
      <style:text-properties fo:font-variant="normal" fo:text-transform="none" fo:color="#333333" style:font-name="Times New Roman" fo:letter-spacing="normal" fo:font-style="normal" fo:font-weight="bold" style:font-weight-asian="bold" style:font-weight-complex="bold"/>
    </style:style>
    <style:style style:name="T17" style:family="text">
      <style:text-properties fo:font-variant="normal" fo:text-transform="none" fo:color="#333333" style:font-name="Times New Roman" fo:font-size="14pt" fo:letter-spacing="normal" fo:font-style="normal" fo:font-weight="normal" style:font-size-asian="14pt" style:font-size-complex="14pt"/>
    </style:style>
    <style:style style:name="T18" style:family="text">
      <style:text-properties fo:font-variant="normal" fo:text-transform="none" fo:color="#333333" style:font-name="Times New Roman" fo:font-size="14pt" fo:letter-spacing="normal" fo:font-style="normal" fo:font-weight="normal" style:font-size-asian="14pt" style:font-weight-asian="normal" style:font-size-complex="14pt" style:font-weight-complex="normal"/>
    </style:style>
    <style:style style:name="T19" style:family="text">
      <style:text-properties fo:font-variant="normal" fo:text-transform="none" fo:color="#333333" style:font-name="Times New Roman" fo:font-size="14pt" fo:letter-spacing="normal" fo:font-style="normal" fo:font-weight="normal" fo:background-color="transparent" loext:char-shading-value="0" style:font-size-asian="14pt" style:font-size-complex="14pt"/>
    </style:style>
    <style:style style:name="T20" style:family="text">
      <style:text-properties fo:font-variant="normal" fo:text-transform="none" fo:color="#333333" style:font-name="Times New Roman" fo:font-size="14pt" fo:letter-spacing="normal" fo:font-style="normal" fo:font-weight="normal" fo:background-color="transparent" loext:char-shading-value="0" style:font-size-asian="14pt" style:font-size-complex="14pt"/>
    </style:style>
    <style:style style:name="T21" style:family="text">
      <style:text-properties fo:font-variant="normal" fo:text-transform="none" fo:color="#333333" style:font-name="Times New Roman" fo:font-size="14pt" fo:letter-spacing="normal" fo:font-style="normal" fo:font-weight="bold" style:font-size-asian="14pt" style:font-weight-asian="bold" style:font-size-complex="14pt" style:font-weight-complex="bold"/>
    </style:style>
    <style:style style:name="T22" style:family="text">
      <style:text-properties fo:font-variant="normal" fo:text-transform="none" fo:color="#333333" style:font-name="Times New Roman" fo:font-size="14pt" fo:letter-spacing="normal" fo:language="ru" fo:country="RU" fo:font-style="normal" fo:font-weight="normal" officeooo:rsid="0004da41" style:font-size-asian="14pt" style:font-size-complex="14pt"/>
    </style:style>
    <style:style style:name="T23" style:family="text">
      <style:text-properties fo:font-variant="normal" fo:text-transform="none" fo:color="#333333" fo:letter-spacing="normal" fo:font-style="normal" fo:font-weight="normal"/>
    </style:style>
    <style:style style:name="T24" style:family="text">
      <style:text-properties fo:font-variant="normal" fo:text-transform="none" fo:color="#333333" fo:letter-spacing="normal" fo:font-style="normal" fo:font-weight="normal" style:font-weight-asian="normal" style:font-weight-complex="normal"/>
    </style:style>
    <style:style style:name="T25" style:family="text">
      <style:text-properties fo:font-variant="normal" fo:text-transform="none" fo:color="#333333" fo:letter-spacing="normal" fo:font-style="normal" fo:font-weight="bold" style:font-weight-asian="bold" style:font-weight-complex="bold"/>
    </style:style>
    <style:style style:name="T26" style:family="text">
      <style:text-properties fo:font-variant="normal" fo:text-transform="none" fo:color="#333333" fo:letter-spacing="normal" fo:language="ru" fo:country="RU" fo:font-style="normal" fo:font-weight="normal"/>
    </style:style>
    <style:style style:name="T27" style:family="text">
      <style:text-properties fo:font-variant="normal" fo:text-transform="none" fo:color="#333333" fo:letter-spacing="normal" fo:language="ru" fo:country="RU" fo:font-style="normal" fo:font-weight="normal" officeooo:rsid="0000685a"/>
    </style:style>
    <style:style style:name="T28" style:family="text">
      <style:text-properties fo:font-variant="normal" fo:text-transform="none" fo:color="#000000" fo:font-size="9.75pt" fo:letter-spacing="normal" fo:font-style="normal" fo:font-weight="normal"/>
    </style:style>
    <style:style style:name="T29" style:family="text">
      <style:text-properties fo:font-variant="normal" fo:text-transform="none" fo:color="#000000" style:font-name="monospace" fo:font-size="14.25pt" fo:letter-spacing="normal" fo:font-style="normal" fo:font-weight="normal"/>
    </style:style>
    <style:style style:name="T30" style:family="text">
      <style:text-properties fo:font-variant="normal" fo:text-transform="none" fo:color="#000000" style:font-name="monospace" fo:font-size="14.25pt" fo:letter-spacing="normal" fo:font-style="normal" fo:font-weight="normal" fo:background-color="#dddddd" loext:char-shading-value="0" loext:padding="0cm" loext:border="none"/>
    </style:style>
    <style:style style:name="T31" style:family="text">
      <style:text-properties fo:font-variant="normal" fo:text-transform="none" fo:color="#000000" style:font-name="Open Sans" fo:font-size="9.75pt" fo:letter-spacing="normal" fo:font-style="normal" fo:font-weight="normal"/>
    </style:style>
    <style:style style:name="T32" style:family="text">
      <style:text-properties fo:font-variant="normal" fo:text-transform="none" fo:color="#000000" style:font-name="Georgia" fo:font-size="14.25pt" fo:letter-spacing="normal" fo:font-style="normal" fo:font-weight="normal"/>
    </style:style>
    <style:style style:name="T33" style:family="text">
      <style:text-properties fo:font-variant="normal" fo:text-transform="none" fo:color="#000000" style:font-name="Georgia" fo:font-size="14.25pt" fo:letter-spacing="normal" fo:font-style="normal" fo:font-weight="normal" style:font-weight-asian="normal" style:font-weight-complex="normal"/>
    </style:style>
    <style:style style:name="T34" style:family="text">
      <style:text-properties fo:font-variant="normal" fo:text-transform="none" fo:color="#000000" fo:font-size="14.25pt" fo:letter-spacing="normal" fo:font-style="normal" fo:font-weight="normal"/>
    </style:style>
    <style:style style:name="T35" style:family="text">
      <style:text-properties fo:font-variant="normal" fo:text-transform="none" fo:color="#000000" fo:font-size="14.25pt" fo:letter-spacing="normal" fo:font-style="normal" fo:font-weight="normal" fo:background-color="#dddddd" loext:char-shading-value="0" loext:padding="0cm" loext:border="none"/>
    </style:style>
    <style:style style:name="T36" style:family="text">
      <style:text-properties fo:font-variant="normal" fo:text-transform="none" fo:color="#000000" fo:font-size="14.25pt" fo:letter-spacing="normal" fo:font-style="normal" fo:font-weight="normal" style:font-weight-asian="normal" style:font-weight-complex="normal"/>
    </style:style>
    <style:style style:name="T37" style:family="text">
      <style:text-properties fo:font-variant="normal" fo:text-transform="none" fo:color="#000000" style:font-name="Times New Roman" fo:font-size="14.25pt" fo:letter-spacing="normal" fo:font-style="normal" fo:font-weight="normal"/>
    </style:style>
    <style:style style:name="T38" style:family="text">
      <style:text-properties fo:font-variant="normal" fo:text-transform="none" fo:color="#000000" style:font-name="Times New Roman" fo:font-size="14.25pt" fo:letter-spacing="normal" fo:font-style="normal" fo:font-weight="normal" fo:background-color="#dddddd" loext:char-shading-value="0" loext:padding="0cm" loext:border="none"/>
    </style:style>
    <style:style style:name="T39" style:family="text">
      <style:text-properties fo:font-variant="normal" fo:text-transform="none" fo:color="#000000" style:font-name="Times New Roman" fo:font-size="9.75pt" fo:letter-spacing="normal" fo:font-style="normal" fo:font-weight="normal"/>
    </style:style>
    <style:style style:name="T40" style:family="text">
      <style:text-properties fo:font-variant="normal" fo:text-transform="none" fo:color="#000000" style:font-name="Times New Roman" fo:letter-spacing="normal" fo:font-style="normal" fo:font-weight="normal"/>
    </style:style>
    <style:style style:name="T41" style:family="text">
      <style:text-properties fo:font-variant="normal" fo:text-transform="none" fo:color="#000000" style:font-name="Times New Roman" fo:letter-spacing="normal" fo:font-style="normal" fo:font-weight="normal" fo:background-color="#dddddd" loext:char-shading-value="0" loext:padding="0cm" loext:border="none"/>
    </style:style>
    <style:style style:name="T42" style:family="text">
      <style:text-properties fo:font-variant="normal" fo:text-transform="none" fo:color="#000000" style:font-name="Times New Roman" fo:font-size="14pt" fo:letter-spacing="normal" fo:font-style="normal" fo:font-weight="normal" fo:background-color="#dddddd" loext:char-shading-value="0" style:font-size-asian="14pt" style:font-size-complex="14pt" loext:padding="0cm" loext:border="none"/>
    </style:style>
    <style:style style:name="T43" style:family="text">
      <style:text-properties fo:font-variant="normal" fo:text-transform="none" fo:color="#000000" style:font-name="Times New Roman" fo:font-size="14pt" fo:letter-spacing="normal" fo:font-style="normal" fo:font-weight="normal" style:font-size-asian="14pt" style:font-size-complex="14pt"/>
    </style:style>
    <style:style style:name="T44" style:family="text">
      <style:text-properties fo:font-variant="normal" fo:text-transform="none" fo:color="#000000" style:font-name="Times New Roman" fo:font-size="14pt" fo:letter-spacing="normal" fo:font-style="normal" fo:font-weight="normal" fo:background-color="transparent" loext:char-shading-value="0" style:font-size-asian="14pt" style:font-size-complex="14pt"/>
    </style:style>
    <style:style style:name="T45" style:family="text">
      <style:text-properties fo:font-variant="normal" fo:text-transform="none" fo:color="#000000" style:font-name="Times New Roman" fo:font-size="14pt" fo:letter-spacing="normal" fo:font-style="normal" fo:font-weight="normal" fo:background-color="transparent" loext:char-shading-value="0" style:font-size-asian="14pt" style:font-size-complex="14pt"/>
    </style:style>
    <style:style style:name="T46" style:family="text">
      <style:text-properties fo:font-variant="normal" fo:text-transform="none" fo:color="#000000" style:font-name="Times New Roman" fo:font-size="14pt" fo:letter-spacing="normal" fo:font-style="normal" fo:font-weight="normal" fo:background-color="transparent" loext:char-shading-value="0" style:font-size-asian="14pt" style:font-size-complex="14pt" loext:padding="0cm" loext:border="none"/>
    </style:style>
    <style:style style:name="T47" style:family="text">
      <style:text-properties fo:font-variant="normal" fo:text-transform="none" fo:color="#000000" style:font-name="Times New Roman" fo:font-size="14pt" fo:letter-spacing="normal" fo:font-style="normal" fo:font-weight="normal" fo:background-color="transparent" loext:char-shading-value="0" style:font-size-asian="14pt" style:font-size-complex="14pt" loext:padding="0cm" loext:border="none"/>
    </style:style>
    <style:style style:name="T48" style:family="text">
      <style:text-properties fo:font-variant="normal" fo:text-transform="none" fo:color="#000000" style:font-name="Times New Roman" fo:font-size="14pt" fo:letter-spacing="normal" fo:font-style="normal" fo:font-weight="bold" fo:background-color="#dddddd" loext:char-shading-value="0" style:font-size-asian="14pt" style:font-weight-asian="bold" style:font-size-complex="14pt" style:font-weight-complex="bold" loext:padding="0cm" loext:border="none"/>
    </style:style>
    <style:style style:name="T49" style:family="text">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T50" style:family="text">
      <style:text-properties fo:font-variant="normal" fo:text-transform="none" fo:color="#000000" style:font-name="Times New Roman" fo:font-size="14pt" fo:letter-spacing="normal" fo:font-style="normal" fo:font-weight="bold" fo:background-color="transparent" loext:char-shading-value="0" style:font-size-asian="14pt" style:font-weight-asian="bold" style:font-size-complex="14pt" style:font-weight-complex="bold"/>
    </style:style>
    <style:style style:name="T51" style:family="text">
      <style:text-properties fo:font-variant="normal" fo:text-transform="none" fo:color="#000000" style:font-name="Times New Roman" fo:font-size="14pt" fo:letter-spacing="normal" fo:font-style="normal" fo:font-weight="bold" fo:background-color="transparent" loext:char-shading-value="0" style:font-size-asian="14pt" style:font-weight-asian="bold" style:font-size-complex="14pt" style:font-weight-complex="bold" loext:padding="0cm" loext:border="none"/>
    </style:style>
    <style:style style:name="T52" style:family="text">
      <style:text-properties fo:font-variant="normal" fo:text-transform="none" fo:color="#000000" style:font-name="Times New Roman" fo:font-size="14pt" fo:letter-spacing="normal" fo:font-style="normal" fo:font-weight="bold" fo:background-color="transparent" loext:char-shading-value="0" style:font-size-asian="14pt" style:font-weight-asian="bold" style:font-size-complex="14pt" style:font-weight-complex="bold" loext:padding="0cm" loext:border="none"/>
    </style:style>
    <style:style style:name="T53" style:family="text">
      <style:text-properties fo:font-variant="normal" fo:text-transform="none" fo:color="#000000" style:font-name="Times New Roman" fo:font-size="14pt" fo:letter-spacing="normal" fo:font-style="normal" fo:font-weight="bold" fo:background-color="transparent" loext:char-shading-value="0" style:font-size-asian="14pt" style:font-weight-asian="bold" style:font-size-complex="14pt" style:font-weight-complex="bold"/>
    </style:style>
    <style:style style:name="T54" style:family="text">
      <style:text-properties fo:font-variant="normal" fo:text-transform="none" fo:color="#000000" fo:letter-spacing="normal" fo:font-style="normal" fo:font-weight="normal"/>
    </style:style>
    <style:style style:name="T55" style:family="text">
      <style:text-properties fo:font-variant="normal" fo:text-transform="none" fo:color="#000000" fo:letter-spacing="normal" fo:font-style="normal" fo:font-weight="normal" style:font-weight-asian="normal" style:font-weight-complex="normal"/>
    </style:style>
    <style:style style:name="T56" style:family="text">
      <style:text-properties fo:font-variant="normal" fo:text-transform="none" fo:color="#000000" fo:letter-spacing="normal" fo:font-style="normal" fo:font-weight="bold" style:font-weight-asian="bold" style:font-weight-complex="bold"/>
    </style:style>
    <style:style style:name="T57" style:family="text">
      <style:text-properties style:font-name="Times New Roman"/>
    </style:style>
    <style:style style:name="T58" style:family="text">
      <style:text-properties style:font-name="Times New Roman" fo:font-size="14pt" style:font-size-asian="14pt" style:font-size-complex="14pt"/>
    </style:style>
    <style:style style:name="T59" style:family="text">
      <style:text-properties officeooo:rsid="0004da4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23">В предыдущей статье рассказывалось, как использовать </text:span><text:span text:style-name="T25">Geometry</text:span><text:span text:style-name="T23">. Эта статья о </text:span><text:span text:style-name="T25">BufferGeometry</text:span><text:span text:style-name="T23">. </text:span><text:span text:style-name="T25">BufferGeometry</text:span><text:span text:style-name="T23"> обычно быстрее запускается и использует меньше памяти, но может быть сложнее в настройке.</text:span> </text:p>
      <text:p text:style-name="P3"/>
      <text:p text:style-name="P4"><text:span text:style-name="T23">В статье о </text:span><text:span text:style-name="T24">Geometry</text:span><text:span text:style-name="T23"> мы рассказали, что для использования </text:span><text:span text:style-name="T25">Geometry</text:span><text:span text:style-name="T23"> вы предоставляете массив вершин </text:span><text:span text:style-name="T25">Vector3</text:span><text:span text:style-name="T23"> (позиций). Затем вы создаете объекты </text:span><text:span text:style-name="T25">Face3</text:span><text:span text:style-name="T23">, определяя по индексу 3 вершины, которые составляют каждый треугольник фигуры, которую вы делаете. Для каждого </text:span><text:span text:style-name="T25">Face3</text:span><text:span text:style-name="T23"> вы можете указать либо нормаль лица, либо нормали для каждой отдельной вершины лица. Вы также можете указать цвет лица или отдельные цвета вершин. Наконец, вы можете создать параллельный массив массивов текстурных координат (UV), один массив для каждой грани, содержащий массив UV, один для каждой вершины грани.</text:span> </text:p>
      <text:p text:style-name="P4"/>
      <text:p text:style-name="P4"><text:span text:style-name="T25">BufferGeometry</text:span><text:span text:style-name="T23"> с другой стороны использует названный </text:span><text:span text:style-name="T25">BufferAttributes</text:span><text:span text:style-name="T23">. Каждый атрибут </text:span><text:span text:style-name="T25">BufferAttribute</text:span><text:span text:style-name="T23"> представляет собой массив данных одного типа: позиции, нормали, цвета и ультрафиолетовые лучи. Вместе добавленные атрибуты </text:span><text:span text:style-name="T25">BufferAttributes</text:span><text:span text:style-name="T23"> представляют параллельные массивы всех данных для каждой вершины.</text:span> </text:p>
      <text:p text:style-name="P4"/>
      <text:p text:style-name="P4"/>
      <text:p text:style-name="P1"><text:span text:style-name="T17">Вы можете видеть, что у нас есть 4 атрибута: </text:span><text:span text:style-name="Source_20_Text"><text:span text:style-name="T52">position</text:span></text:span><text:span text:style-name="T53">, </text:span><text:span text:style-name="Source_20_Text"><text:span text:style-name="T52">normal</text:span></text:span><text:span text:style-name="T53">, </text:span><text:span text:style-name="Source_20_Text"><text:span text:style-name="T52">color</text:span></text:span><text:span text:style-name="T53">, </text:span><text:span text:style-name="Source_20_Text"><text:span text:style-name="T52">uv</text:span></text:span><text:span text:style-name="T17">. Они представляют параллельные массивы, что означает, что N-й набор данных в каждом атрибуте принадлежит одной и той же вершине. Вершина с индексом = 4 подсвечивается, чтобы показать, что параллельные данные по всем атрибутам определяют одну вершину.</text:span><text:span text:style-name="T58"> </text:span></text:p>
      <text:p text:style-name="P4"/>
      <text:p text:style-name="P4"><text:span text:style-name="T23">Это поднимает вопрос, вот схема куба с одним выделенным углом.</text:span> </text:p>
      <text:p text:style-name="P4"/>
      <text:p text:style-name="P4"><text:span text:style-name="T23">Думая об этом, один угол нуждается в разной нормали для каждой грани куба. Для каждо</text:span><text:span text:style-name="T27">й стороны</text:span><text:span text:style-name="T23"> тоже нужны разные ультрафиолеты. Это указывает на самую большую разницу между </text:span><text:span text:style-name="T25">Geometry</text:span><text:span text:style-name="T23"> и </text:span><text:span text:style-name="T25">BufferGeometry</text:span><text:span text:style-name="T23">. Ничего не делится с </text:span><text:span text:style-name="T25">BufferGeometry</text:span><text:span text:style-name="T23">. Одна вершина - это комбинация всех ее частей. Если вершина нуждается в какой-либо части, то она должна быть другой.</text:span> </text:p>
      <text:p text:style-name="P4"/>
      <text:p text:style-name="P6"><text:span text:style-name="T23">Правда в том, что когда вы используете </text:span><text:span text:style-name="T25">Geometry</text:span><text:span text:style-name="T23"> three.js преобразует его в этот формат. Вот откуда появляется дополнительная память и время при использовании </text:span><text:span text:style-name="T25">Geometry</text:span><text:span text:style-name="T23">. Дополнительная память для всех объектов </text:span><text:span text:style-name="T25">Vector3s</text:span><text:span text:style-name="T23">, </text:span><text:span text:style-name="T25">Vector2s</text:span><text:span text:style-name="T23">, </text:span><text:span text:style-name="T25">Face3s</text:span><text:span text:style-name="T23"> и массива, а затем дополнительное время для преобразования всех этих данных в параллельные массивы в форме атрибутов </text:span><text:span text:style-name="T25">BufferAttributes</text:span><text:span text:style-name="T23">, как указано выше. Иногда это облегчает использование </text:span><text:span text:style-name="T25">Geometry</text:span><text:span text:style-name="T23">. С </text:span><text:span text:style-name="T25">BufferGeometry</text:span><text:span text:style-name="T23"> мы можем предоставить данные, уже преобразованные в этот формат.</text:span> </text:p>
      <text:p text:style-name="P4"/>
      <text:p text:style-name="P4"><text:soft-page-break/><text:span text:style-name="T23">В качестве простого примера давайте сделаем куб, используя </text:span><text:span text:style-name="T25">BufferGeometry</text:span><text:span text:style-name="T23">. Куб интересен тем, что кажется, что он разделяет вершины в углах, но на самом деле это не так. В нашем примере мы перечислим все вершины со всеми их данными, а затем преобразуем эти данные в параллельные массивы и, наконец, используем их для создания атрибутов </text:span><text:span text:style-name="T25">Buffer</text:span><text:span text:style-name="T23"> и добавления их в </text:span><text:span text:style-name="T25">BufferGeometry</text:span><text:span text:style-name="T23">.</text:span> </text:p>
      <text:p text:style-name="P4"/>
      <text:p text:style-name="P4"><text:span text:style-name="T23">Начиная с примера координат текстуры из предыдущей статьи, мы удалили весь код, связанный с настройкой </text:span><text:span text:style-name="T25">Geometry</text:span><text:span text:style-name="T23">. Затем мы перечисляем все данные, необходимые для куба. Помните еще раз, что если вершина имеет какие-либо уникальные части, она должна быть отдельной вершиной. Для создания куба необходимо 36 вершин. 2 треугольника на грань, 3 вершины на треугольник, 6 граней = 36 вершин.</text:span> </text:p>
      <text:p text:style-name="P4"/>
      <text:p text:style-name="P4"><text:span text:style-name="T23">Затем мы можем перевести все это в 3 параллельных массива</text:span> </text:p>
      <text:p text:style-name="P4"><text:span text:style-name="T23">Наконец, мы можем создать </text:span><text:span text:style-name="T25">BufferGeometry</text:span><text:span text:style-name="T23">, а затем </text:span><text:span text:style-name="T25">BufferAttribute</text:span><text:span text:style-name="T23"> для каждого массива и добавить его в </text:span><text:span text:style-name="T25">BufferGeometry</text:span><text:span text:style-name="T23">.</text:span> </text:p>
      <text:p text:style-name="P4"/>
      <text:p text:style-name="P1"><text:span text:style-name="T17">Обратите внимание, что имена являются значительными. Вы должны назвать свои атрибуты именами, которые соответствуют ожиданиям three.js (если вы не создаете пользовательский шейдер). В этом случае </text:span><text:span text:style-name="Source_20_Text"><text:span text:style-name="T52">position</text:span></text:span><text:span text:style-name="T45">,</text:span><text:span text:style-name="T53"> </text:span><text:span text:style-name="Source_20_Text"><text:span text:style-name="T52">normal</text:span></text:span><text:span text:style-name="T20"> </text:span><text:span text:style-name="T17">и </text:span><text:span text:style-name="T49">uv</text:span><text:span text:style-name="T17">. Если вы хотите цвета вершин, назовите свой атрибут </text:span><text:span text:style-name="T21">color</text:span><text:span text:style-name="T17">.</text:span><text:span text:style-name="T58"> </text:span></text:p>
      <text:p text:style-name="P4"/>
      <text:p text:style-name="P1"><text:span text:style-name="T17">Выше мы создали 3 собственных массива JavaScript, </text:span><text:span text:style-name="Source_20_Text"><text:span text:style-name="T52">positions</text:span></text:span><text:span text:style-name="T43">,</text:span><text:span text:style-name="T45"> </text:span><text:span text:style-name="Source_20_Text"><text:span text:style-name="T52">normals</text:span></text:span><text:span text:style-name="T20"> </text:span><text:span text:style-name="T17"><text:s/>и </text:span><text:span text:style-name="T49">uvs</text:span><text:span text:style-name="T17"> . Затем мы конвертируем их в TypedArrays типа </text:span><text:span text:style-name="T21">Float32Array</text:span><text:span text:style-name="T17">. Атрибут </text:span><text:span text:style-name="T21">BufferAttribute</text:span><text:span text:style-name="T17"> требует </text:span><text:span text:style-name="T21">TypedArray</text:span><text:span text:style-name="T17">, а не собственного массива. Атрибут </text:span><text:span text:style-name="T21">BufferAttribute</text:span><text:span text:style-name="T17"> также требует, чтобы вы указали, сколько компонентов в каждой вершине. Для позиций и нормалей у нас есть 3 компонента на вершину, x, y и z. Для UV у нас есть 2, u и v.</text:span><text:span text:style-name="T58"> </text:span></text:p>
      <text:p text:style-name="P4"/>
      <text:p text:style-name="P5"><text:span text:style-name="T23">Это много данных. Небольшая вещь, которую мы можем сделать, это использовать индексы для ссылки на вершины. Оглядываясь назад на данные нашего куба, каждая грань состоит из 2 треугольников с 3 вершинами в каждом, всего 6 вершин, но 2 из этих вершин абсолютно одинаковы; Та же самая </text:span><text:span text:style-name="T56">position</text:span><text:span text:style-name="T23">, та же самая </text:span><text:span text:style-name="T56">normal</text:span><text:span text:style-name="T23">, и та же самая </text:span><text:span text:style-name="T56">uv</text:span><text:span text:style-name="T23">. Таким образом, мы можем удалить совпадающие вершины и затем ссылаться на них по индексу. Сначала мы удаляем совпадающие вершины.</text:span> </text:p>
      <text:p text:style-name="P5"/>
      <text:p text:style-name="P5"><text:span text:style-name="T23">Итак, теперь у нас есть 24 уникальные вершины. Затем мы указываем 36 индексов для 36 вершин, которые нам нужно нарисовать, чтобы сделать 12 треугольников, вызывая </text:span><text:span text:style-name="T25">BufferGeometry</text:span><text:span text:style-name="T23">.</text:span><text:span text:style-name="T25">setIndex</text:span><text:span text:style-name="T23"> с массивом индексов.</text:span> </text:p>
      <text:p text:style-name="P5"/>
      <text:p text:style-name="P5"><text:soft-page-break/><text:span text:style-name="T23">Как и в </text:span><text:span text:style-name="T25">Geometry</text:span><text:span text:style-name="T23">, в </text:span><text:span text:style-name="T25">BufferGeometry</text:span><text:span text:style-name="T23"> есть метод </text:span><text:span text:style-name="T25">computeVertexNormals</text:span><text:span text:style-name="T23"> для вычисления нормалей, если вы их не предоставляете. В отличие от версии </text:span><text:span text:style-name="T25">Geometry</text:span><text:span text:style-name="T23"> той же функции, поскольку позиции не могут быть общими, если любая другая часть вершины отличается, результаты вызова </text:span><text:span text:style-name="T25">computeVertexNormals</text:span><text:span text:style-name="T23"> будут другими.</text:span> </text:p>
      <text:p text:style-name="P4"/>
      <text:p text:style-name="P5"><text:span text:style-name="T23">Вот 2 цилиндра, где нормали были созданы с использованием </text:span><text:span text:style-name="T25">computeVertexNormals</text:span><text:span text:style-name="T23">. Если вы посмотрите внимательно, на левом цилиндре есть шов. Это связано с тем, что нет возможности совместно использовать вершины в начале и конце цилиндра, так как они требуют разных UV. Просто небольшая вещь, чтобы быть в курсе. Решение состоит в том, чтобы предоставить свои собственные </text:span><text:span text:style-name="T56">normals</text:span><text:span text:style-name="T23">.</text:span> </text:p>
      <text:p text:style-name="P5"/>
      <text:p text:style-name="P2"><text:span text:style-name="T17">Мы также можем использовать TypedArrays с самого начала вместо собственных массивов JavaScript. Недостатком TypedArrays является то, что вы должны указать их размер заранее. Конечно, это не так уж сложно, но с помощью собственных массивов мы можем просто </text:span><text:span text:style-name="Source_20_Text"><text:span text:style-name="T52">push</text:span></text:span><text:span text:style-name="T17"> значения в них и посмотреть, какого размера они заканчиваются, проверив их </text:span><text:span text:style-name="Source_20_Text"><text:span text:style-name="T52">length</text:span></text:span><text:span text:style-name="T17"> в конце. В TypedArrays нет функции </text:span><text:span text:style-name="T21">push</text:span><text:span text:style-name="T17">, поэтому нам нужно вести собственную бухгалтерию при добавлении значений к ним.</text:span><text:span text:style-name="T58"> </text:span></text:p>
      <text:p text:style-name="P5"/>
      <text:p text:style-name="P5"><text:span text:style-name="T23">В этом примере узнать длину заранее довольно просто, так как для начала мы используем большой блок статических данных.</text:span> </text:p>
      <text:p text:style-name="P5"/>
      <text:p text:style-name="P5"><text:span text:style-name="T23">Хорошая причина использовать typedarrays - если вы хотите динамически обновлять любую часть вершин.</text:span> </text:p>
      <text:p text:style-name="P5"/>
      <text:p text:style-name="P5"><text:span text:style-name="T23">Я не мог придумать действительно хороший пример динамического обновления вершин, поэтому я решил создать сферу и переместить каждый четырехугольник внутрь и наружу от центра. Надеюсь, это полезный пример.</text:span> </text:p>
      <text:p text:style-name="P5"/>
      <text:p text:style-name="P2"><text:span text:style-name="T17">Вот код для генерации позиций и индексов для сферы. Код разделяет вершины внутри четырехугольника, но не разделяет вершины между четырьмя, потому что мы хотим иметь возможность перемещать каждый </text:span><text:span text:style-name="T22">четырёхугольник</text:span><text:span text:style-name="T17"> по отдельности.</text:span><text:span text:style-name="T58"> </text:span></text:p>
      <text:p text:style-name="P5"/>
      <text:p text:style-name="P5"><text:span text:style-name="T23">Поскольку я ленивый, я использовал небольшую иерархию из 3 объектов </text:span><text:span text:style-name="T25">Object3D</text:span><text:span text:style-name="T23"> для вычисления точек сферы. Как это работает, объясняется в статье об оптимизации множества объектов.</text:span> </text:p>
      <text:p text:style-name="P5"/>
      <text:p text:style-name="P5"><text:span text:style-name="T23">Затем мы можем назвать это так</text:span> </text:p>
      <text:p text:style-name="P5"/>
      <text:p text:style-name="P5"><text:soft-page-break/><text:span text:style-name="T23">Поскольку возвращаемые позиции являются позициями единичных сфер, поэтому они являются точно такими же значениями, которые нам нужны для нормалей, поэтому мы можем просто дублировать их для нормалей.</text:span> </text:p>
      <text:p text:style-name="P5"/>
      <text:p text:style-name="P5"><text:span text:style-name="T23">И тогда мы устанавливаем атрибуты, как раньше</text:span> </text:p>
      <text:p text:style-name="P5"/>
      <text:p text:style-name="P5"><text:span text:style-name="T23">Я выделил несколько различий. Мы сохраняем ссылку на атрибут позиции. Мы также отмечаем его как динамический. Это намек на THREE.js, что мы будем часто менять содержимое атрибута.</text:span> </text:p>
      <text:p text:style-name="P5"/>
      <text:p text:style-name="P5"><text:span text:style-name="T23">В нашем цикле рендеринга мы обновляем позиции на основе их нормалей каждый кадр.</text:span> </text:p>
      <text:p text:style-name="P5"/>
      <text:p text:style-name="P5"><text:span text:style-name="T23">И мы устанавливаем </text:span><text:span text:style-name="T25">positionAttribute</text:span><text:span text:style-name="T23">.</text:span><text:span text:style-name="T25">needsUpdate</text:span><text:span text:style-name="T23">, чтобы THREE.js указывал использовать наши изменения.</text:span> </text:p>
      <text:p text:style-name="P5"/>
      <text:p text:style-name="P5"><text:span text:style-name="T23">Я надеюсь, что это были полезные примеры того, как использовать </text:span><text:span text:style-name="T25">BufferGeometry</text:span><text:span text:style-name="T23"> напрямую для создания собственной геометрии и как динамически обновлять содержимое </text:span><text:span text:style-name="T25">BufferAttribute</text:span><text:span text:style-name="T23">. То, что вы используете, </text:span><text:span text:style-name="T25">Geometry</text:span><text:span text:style-name="T23"> или </text:span><text:span text:style-name="T25">BufferGeometry</text:span><text:span text:style-name="T23">, действительно зависит от ваших потребностей.</text:span>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Georgia" svg:font-family="Georgia, serif"/>
    <style:font-face style:name="Mangal1" svg:font-family="Mangal"/>
    <style:font-face style:name="Open Sans" svg:font-family="'Open Sans', sans-serif"/>
    <style:font-face style:name="monospace" svg:font-family="monospace"/>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2.2$Windows_x86 LibreOffice_project/98b30e735bda24bc04ab42594c85f7fd8be07b9c</meta:generator>
    <dc:date>2020-06-26T09:36:10.804000000</dc:date>
    <meta:editing-duration>PT5M3S</meta:editing-duration>
    <meta:editing-cycles>2</meta:editing-cycles>
    <meta:document-statistic meta:table-count="0" meta:image-count="0" meta:object-count="0" meta:page-count="4" meta:paragraph-count="30" meta:word-count="1078" meta:character-count="7514" meta:non-whitespace-character-count="6435"/>
  </office:meta>
</office:document-meta>
</file>